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59pt" officeooo:rsid="000b6d1d" officeooo:paragraph-rsid="000b6d1d" style:font-size-asian="51.5999984741211pt" style:font-size-complex="59pt"/>
    </style:style>
    <style:style style:name="P2" style:family="paragraph" style:parent-style-name="Standard">
      <style:text-properties fo:font-size="26pt" officeooo:rsid="000b6d1d" officeooo:paragraph-rsid="000b6d1d" style:font-size-asian="22.75pt" style:font-size-complex="26pt"/>
    </style:style>
    <style:style style:name="P3" style:family="paragraph" style:parent-style-name="Footer">
      <style:paragraph-properties fo:text-align="end" style:justify-single-word="false"/>
      <style:text-properties officeooo:rsid="000c9af4" officeooo:paragraph-rsid="000c9af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m Sum Labs Wifi:</text:p>
      <text:p text:style-name="P1">SSID: “dsl”</text:p>
      <text:p text:style-name="P1">Passphrase: “0xdeadbeef”</text:p>
      <text:p text:style-name="P2"/>
      <text:p text:style-name="P1">Dim Sum Labs Wifi:</text:p>
      <text:p text:style-name="P1">SSID: “dsl”</text:p>
      <text:p text:style-name="P1">Passphrase: “0xdeadbeef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c9af4" officeooo:paragraph-rsid="000c9af4"/>
    </style:style>
    <style:style style:name="MT1" style:family="text"/>
    <style:page-layout style:name="Mpm1">
      <style:page-layout-properties fo:page-width="11.6902in" fo:page-height="8.2701in" style:num-format="1" style:print-orientation="landscape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/>
      </style:header-style>
      <style:footer-style>
        <style:header-footer-properties fo:min-height="0.4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<text:a xlink:type="simple" xlink:href="https://github.com/dimsumlabs/dsl-meta" text:style-name="Internet_20_link" text:visited-style-name="Visited_20_Internet_20_Link">https://github.com/dimsumlabs/dsl-meta</text:a> signs/wifi.odt</text:p>
      </style:header>
      <style:footer>
        <text:p text:style-name="MP1"><text:a xlink:type="simple" xlink:href="https://github.com/dimsumlabs/dsl-meta" text:style-name="Internet_20_link" text:visited-style-name="Visited_20_Internet_20_Link">https://github.com/dimsumlabs/dsl-meta</text:a> signs/wifi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7:20:54.617679342</meta:creation-date>
    <dc:date>2017-10-19T12:17:29.705976379</dc:date>
    <meta:editing-duration>PT6M47S</meta:editing-duration>
    <meta:editing-cycles>2</meta:editing-cycles>
    <meta:generator>LibreOffice/5.3.4.2$Linux_X86_64 LibreOffice_project/30m0$Build-2</meta:generator>
    <meta:document-statistic meta:table-count="0" meta:image-count="0" meta:object-count="0" meta:page-count="1" meta:paragraph-count="8" meta:word-count="20" meta:character-count="212" meta:non-whitespace-character-count="200"/>
  </office:meta>
</office:document-meta>
</file>